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'建立旋轉的方向和層數的選擇</text:p>
      <text:p text:style-name="P1">Private Sub choose(a, b, c)</text:p>
      <text:p text:style-name="P1">If a = 0 And b = 0 Then</text:p>
      <text:p text:style-name="P1">Call z(box2, box, c)</text:p>
      <text:p text:style-name="P1">End If</text:p>
      <text:p text:style-name="P1">If a = 0 And c = 0 Then</text:p>
      <text:p text:style-name="P1">Call y(box2, box, b)</text:p>
      <text:p text:style-name="P1">End If</text:p>
      <text:p text:style-name="P1">If b = 0 And c = 0 Then</text:p>
      <text:p text:style-name="P1">Call x(box2, box, a)</text:p>
      <text:p text:style-name="P1">End If</text:p>
      <text:p text:style-name="P1"/>
      <text:p text:style-name="P1">End Sub</text:p>
      <text:p text:style-name="P1"/>
      <text:p text:style-name="P1"/>
      <text:p text:style-name="P1">'沿著z軸旋轉的方法</text:p>
      <text:p text:style-name="P1">Private Sub z(box2, box, c)</text:p>
      <text:p text:style-name="P1"/>
      <text:p text:style-name="P1">Dim i As Integer</text:p>
      <text:p text:style-name="P1">Dim j As Integer</text:p>
      <text:p text:style-name="P1"/>
      <text:p text:style-name="P1">For i = 1 To 3</text:p>
      <text:p text:style-name="P1"><text:s text:c="4"/>For j = 1 To 3</text:p>
      <text:p text:style-name="P1"><text:s text:c="8"/>Call rotate(i2, j2, i, j)</text:p>
      <text:p text:style-name="P1"><text:s text:c="8"/>box2(i2, j2, c, 1) = box(i, j, c, 2)</text:p>
      <text:p text:style-name="P1"><text:s text:c="8"/>box2(i2, j2, c, 2) = box(i, j, c, 1)</text:p>
      <text:p text:style-name="P1"><text:s text:c="8"/>box2(i2, j2, c, 3) = box(i, j, c, 3)</text:p>
      <text:p text:style-name="P1"><text:s text:c="16"/></text:p>
      <text:p text:style-name="P1"><text:s text:c="4"/>Next j</text:p>
      <text:p text:style-name="P1">Next i</text:p>
      <text:p text:style-name="P1">''</text:p>
      <text:p text:style-name="P1"/>
      <text:p text:style-name="P1">'測試</text:p>
      <text:p text:style-name="P1">'For i = 1 To 3</text:p>
      <text:p text:style-name="P1">' <text:s text:c="3"/>For j = 1 To 3</text:p>
      <text:p text:style-name="P1">'</text:p>
      <text:p text:style-name="P1">' <text:s text:c="7"/>Debug.Print i, j, "3 <text:s/>", box2(i, j, 3, 1)</text:p>
      <text:p text:style-name="P1">' <text:s text:c="7"/>Debug.Print i, j, "3 <text:s/>", box2(i, j, 3, 2)</text:p>
      <text:p text:style-name="P1">' <text:s text:c="7"/>Debug.Print i, j, "3 <text:s/>", box2(i, j, 3, 3)</text:p>
      <text:p text:style-name="P1">'</text:p>
      <text:p text:style-name="P1">' <text:s text:c="3"/>Next j</text:p>
      <text:p text:style-name="P1">'Next i</text:p>
      <text:p text:style-name="P1"/>
      <text:p text:style-name="P1"/>
      <text:p text:style-name="P1"/>
      <text:p text:style-name="P1">End Sub</text:p>
      <text:p text:style-name="P1"/>
      <text:p text:style-name="P1"/>
      <text:p text:style-name="P1"><text:soft-page-break/>'沿著x軸旋轉的方法</text:p>
      <text:p text:style-name="P1">Private Sub x(box2, box, a)</text:p>
      <text:p text:style-name="P1"/>
      <text:p text:style-name="P1">Dim i As Integer</text:p>
      <text:p text:style-name="P1">Dim j As Integer</text:p>
      <text:p text:style-name="P1"/>
      <text:p text:style-name="P1">For i = 1 To 3</text:p>
      <text:p text:style-name="P1"><text:s text:c="4"/>For j = 1 To 3</text:p>
      <text:p text:style-name="P1"><text:s text:c="8"/>Call rotate(i2, j2, i, j)</text:p>
      <text:p text:style-name="P1"><text:s text:c="8"/>box2(a, i2, j2, 1) = box(a, i, j, 1)</text:p>
      <text:p text:style-name="P1"><text:s text:c="8"/>box2(a, i2, j2, 2) = box(a, i, j, 3)</text:p>
      <text:p text:style-name="P1"><text:s text:c="8"/>box2(a, i2, j2, 3) = box(a, i, j, 2)</text:p>
      <text:p text:style-name="P1"><text:s text:c="16"/></text:p>
      <text:p text:style-name="P1"><text:s text:c="4"/>Next j</text:p>
      <text:p text:style-name="P1">Next i</text:p>
      <text:p text:style-name="P1">End Sub</text:p>
      <text:p text:style-name="P1"/>
      <text:p text:style-name="P1"/>
      <text:p text:style-name="P1">'沿著y軸旋轉的方法</text:p>
      <text:p text:style-name="P1">Private Sub y(box2, box, b)</text:p>
      <text:p text:style-name="P1"/>
      <text:p text:style-name="P1">Dim i As Integer</text:p>
      <text:p text:style-name="P1">Dim j As Integer</text:p>
      <text:p text:style-name="P1"/>
      <text:p text:style-name="P1">For i = 1 To 3</text:p>
      <text:p text:style-name="P1"><text:s text:c="4"/>For j = 1 To 3</text:p>
      <text:p text:style-name="P1"><text:s text:c="8"/>Call rotate(i2, j2, i, j)</text:p>
      <text:p text:style-name="P1"><text:s text:c="8"/>box2(j2, b, i2, 1) = box(j2, b, i2, 3)</text:p>
      <text:p text:style-name="P1"><text:s text:c="8"/>box2(j2, b, i2, 2) = box(j2, b, i2, 2)</text:p>
      <text:p text:style-name="P1"><text:s text:c="8"/>box2(j2, b, i2, 3) = box(j2, b, i2, 1)</text:p>
      <text:p text:style-name="P1"><text:s text:c="4"/>Next j</text:p>
      <text:p text:style-name="P1">Next i</text:p>
      <text:p text:style-name="P1">End Sub</text:p>
      <text:p text:style-name="P1"/>
      <text:p text:style-name="P1"/>
      <text:p text:style-name="P1">'建立旋轉的方法</text:p>
      <text:p text:style-name="P1">Private Sub rotate(a2, b2, a1, b1)</text:p>
      <text:p text:style-name="P1">Dim i As Integer</text:p>
      <text:p text:style-name="P1">Dim j As Integer</text:p>
      <text:p text:style-name="P1"/>
      <text:p text:style-name="P1">For i = 1 To 3</text:p>
      <text:p text:style-name="P1"><text:s text:c="4"/>For j = 1 To 3</text:p>
      <text:p text:style-name="P1"><text:s text:c="8"/>a2 = b1</text:p>
      <text:p text:style-name="P1"><text:s text:c="8"/>b2 = 4 - a1</text:p>
      <text:p text:style-name="P1"><text:s text:c="4"/>Next j</text:p>
      <text:p text:style-name="P1">Next i</text:p>
      <text:p text:style-name="P1"/>
      <text:p text:style-name="P1">End S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0S</meta:editing-duration>
    <meta:editing-cycles>3</meta:editing-cycles>
    <meta:generator>OpenOffice/4.1.1$Win32 OpenOffice.org_project/411m6$Build-9775</meta:generator>
    <dc:date>2018-03-12T17:33:32.76</dc:date>
    <meta:document-statistic meta:table-count="0" meta:image-count="0" meta:object-count="0" meta:page-count="2" meta:paragraph-count="75" meta:word-count="387" meta:character-count="1472"/>
    <meta:user-defined meta:name="Info 1"/>
    <meta:user-defined meta:name="Info 2"/>
    <meta:user-defined meta:name="Info 3"/>
    <meta:user-defined meta:name="Info 4"/>
  </office:meta>
</office:document-meta>
</file>